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Ubuntu1" svg:font-family="Ubuntu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Arial" svg:font-family="Arial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Ubuntu2" svg:font-family="Ubuntu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  <style:text-properties style:font-name="Ubuntu" fo:font-weight="bold" style:font-name-asian="Ubuntu2" style:font-weight-asian="bold" style:font-name-complex="Ubuntu2"/>
    </style:style>
    <style:style style:name="P2" style:family="paragraph" style:parent-style-name="Standard">
      <style:paragraph-properties fo:margin-top="0in" fo:margin-bottom="0in" loext:contextual-spacing="false"/>
      <style:text-properties style:font-name="Ubuntu" style:font-name-asian="Ubuntu2" style:font-name-complex="Ubuntu2"/>
    </style:style>
    <style:style style:name="P3" style:family="paragraph" style:parent-style-name="Standard">
      <style:paragraph-properties fo:margin-top="0in" fo:margin-bottom="0in" loext:contextual-spacing="false"/>
      <style:text-properties style:font-name="Ubuntu" fo:font-style="italic" fo:font-weight="bold" officeooo:rsid="00053cf5" officeooo:paragraph-rsid="000635f2" style:font-name-asian="Ubuntu2" style:font-style-asian="italic" style:font-weight-asian="bold" style:font-name-complex="Ubuntu2" style:font-style-complex="italic" style:font-weight-complex="bold"/>
    </style:style>
    <style:style style:name="P4" style:family="paragraph" style:parent-style-name="Standard">
      <style:paragraph-properties fo:margin-top="0in" fo:margin-bottom="0in" loext:contextual-spacing="false"/>
      <style:text-properties style:font-name="Ubuntu" fo:font-style="italic" style:font-name-asian="Ubuntu2" style:font-style-asian="italic" style:font-name-complex="Ubuntu2"/>
    </style:style>
    <style:style style:name="P5" style:family="paragraph" style:parent-style-name="Standard">
      <style:paragraph-properties fo:margin-top="0in" fo:margin-bottom="0in" loext:contextual-spacing="false"/>
      <style:text-properties style:font-name="Ubuntu" fo:font-style="normal" officeooo:rsid="00053cf5" officeooo:paragraph-rsid="000635f2" style:font-name-asian="Ubuntu2" style:font-style-asian="normal" style:font-name-complex="Ubuntu2" style:font-style-complex="normal"/>
    </style:style>
    <style:style style:name="P6" style:family="paragraph" style:parent-style-name="Standard">
      <style:paragraph-properties fo:margin-top="0in" fo:margin-bottom="0in" loext:contextual-spacing="false"/>
      <style:text-properties style:font-name="Ubuntu" fo:font-style="normal" officeooo:rsid="00071be0" officeooo:paragraph-rsid="00071be0" style:font-name-asian="Ubuntu2" style:font-style-asian="normal" style:font-name-complex="Ubuntu2" style:font-style-complex="normal"/>
    </style:style>
    <style:style style:name="P7" style:family="paragraph" style:parent-style-name="Standard">
      <style:paragraph-properties fo:margin-top="0in" fo:margin-bottom="0in" loext:contextual-spacing="false"/>
      <style:text-properties style:font-name="Ubuntu" fo:font-style="normal" fo:font-weight="bold" officeooo:rsid="000635f2" officeooo:paragraph-rsid="000635f2" style:font-name-asian="Ubuntu2" style:font-style-asian="normal" style:font-weight-asian="bold" style:font-name-complex="Ubuntu2" style:font-style-complex="normal" style:font-weight-complex="bold"/>
    </style:style>
    <style:style style:name="P8" style:family="paragraph" style:parent-style-name="Standard">
      <style:paragraph-properties fo:margin-top="0in" fo:margin-bottom="0in" loext:contextual-spacing="false"/>
      <style:text-properties style:font-name="Ubuntu" fo:font-style="normal" fo:font-weight="bold" officeooo:rsid="00071be0" officeooo:paragraph-rsid="00071be0" style:font-name-asian="Ubuntu2" style:font-style-asian="normal" style:font-weight-asian="bold" style:font-name-complex="Ubuntu2" style:font-style-complex="normal" style:font-weight-complex="bold"/>
    </style:style>
    <style:style style:name="P9" style:family="paragraph" style:parent-style-name="Standard">
      <style:paragraph-properties fo:margin-top="0in" fo:margin-bottom="0in" loext:contextual-spacing="false"/>
      <style:text-properties fo:color="#cd003a" style:font-name="Ubuntu" fo:font-weight="bold" style:font-name-asian="Ubuntu2" style:font-weight-asian="bold" style:font-name-complex="Ubuntu2"/>
    </style:style>
    <style:style style:name="P10" style:family="paragraph" style:parent-style-name="Standard">
      <style:text-properties style:font-name="Ubuntu" fo:font-style="italic" fo:font-weight="bold" officeooo:rsid="00053cf5" style:font-name-asian="Ubuntu2" style:font-style-asian="italic" style:font-weight-asian="bold" style:font-name-complex="Ubuntu2" style:font-style-complex="italic" style:font-weight-complex="bold"/>
    </style:style>
    <style:style style:name="P11" style:family="paragraph" style:parent-style-name="Standard">
      <style:text-properties style:font-name="Ubuntu" officeooo:rsid="00053cf5" style:font-name-asian="Ubuntu2" style:font-name-complex="Ubuntu2"/>
    </style:style>
    <style:style style:name="P12" style:family="paragraph" style:parent-style-name="Standard">
      <style:text-properties style:font-name="Ubuntu" officeooo:rsid="00053cf5" officeooo:paragraph-rsid="000635f2" style:font-name-asian="Ubuntu2" style:font-name-complex="Ubuntu2"/>
    </style:style>
    <style:style style:name="P13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14" style:family="paragraph" style:parent-style-name="Standard">
      <style:paragraph-properties fo:margin-top="0in" fo:margin-bottom="0in" loext:contextual-spacing="false"/>
      <style:text-properties style:font-name="Ubuntu" officeooo:rsid="00076b75" officeooo:paragraph-rsid="00076b75" style:font-name-asian="Ubuntu2" style:font-name-complex="Ubuntu2"/>
    </style:style>
    <style:style style:name="P15" style:family="paragraph" style:parent-style-name="Standard">
      <style:paragraph-properties fo:margin-top="0in" fo:margin-bottom="0in" loext:contextual-spacing="false"/>
      <style:text-properties style:font-name="Ubuntu" fo:font-weight="bold" style:font-name-asian="Ubuntu2" style:font-weight-asian="bold" style:font-name-complex="Ubuntu2"/>
    </style:style>
    <style:style style:name="P16" style:family="paragraph" style:parent-style-name="Standard">
      <style:paragraph-properties fo:margin-top="0in" fo:margin-bottom="0in" loext:contextual-spacing="false"/>
      <style:text-properties style:font-name="Ubuntu" fo:font-style="normal" officeooo:rsid="00076b75" officeooo:paragraph-rsid="00076b75" style:font-name-asian="Ubuntu2" style:font-style-asian="normal" style:font-name-complex="Ubuntu2" style:font-style-complex="normal"/>
    </style:style>
    <style:style style:name="P17" style:family="paragraph" style:parent-style-name="Standard">
      <style:paragraph-properties fo:margin-top="0in" fo:margin-bottom="0in" loext:contextual-spacing="false"/>
      <style:text-properties style:font-name="Ubuntu" fo:font-style="normal" officeooo:rsid="00071be0" officeooo:paragraph-rsid="00071be0" style:font-name-asian="Ubuntu2" style:font-style-asian="normal" style:font-name-complex="Ubuntu2" style:font-style-complex="normal"/>
    </style:style>
    <style:style style:name="P18" style:family="paragraph" style:parent-style-name="Standard">
      <style:paragraph-properties fo:margin-top="0in" fo:margin-bottom="0in" loext:contextual-spacing="false"/>
      <style:text-properties officeooo:paragraph-rsid="00076b75"/>
    </style:style>
    <style:style style:name="P19" style:family="paragraph" style:parent-style-name="Standard">
      <style:text-properties style:font-name="Ubuntu" fo:font-weight="bold" officeooo:rsid="00076b75" officeooo:paragraph-rsid="00076b75" style:font-name-asian="Ubuntu2" style:font-weight-asian="bold" style:font-name-complex="Ubuntu2" style:font-weight-complex="bold"/>
    </style:style>
    <style:style style:name="P20" style:family="paragraph" style:parent-style-name="Standard">
      <style:text-properties style:font-name="Ubuntu" officeooo:rsid="00053cf5" officeooo:paragraph-rsid="000635f2" style:font-name-asian="Ubuntu2" style:font-name-complex="Ubuntu2"/>
    </style:style>
    <style:style style:name="P21" style:family="paragraph" style:parent-style-name="Standard">
      <style:text-properties style:font-name="Ubuntu" officeooo:rsid="00076b75" officeooo:paragraph-rsid="00076b75" style:font-name-asian="Ubuntu2" style:font-name-complex="Ubuntu2"/>
    </style:style>
    <style:style style:name="P22" style:family="paragraph" style:parent-style-name="Standard">
      <style:text-properties style:font-name="Ubuntu" fo:font-style="normal" fo:font-weight="normal" officeooo:rsid="00076b75" officeooo:paragraph-rsid="00076b75" style:font-name-asian="Ubuntu2" style:font-style-asian="normal" style:font-weight-asian="normal" style:font-name-complex="Ubuntu2" style:font-style-complex="normal" style:font-weight-complex="normal"/>
    </style:style>
    <style:style style:name="P23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  <style:text-properties style:font-name="Ubuntu" officeooo:rsid="00053cf5" officeooo:paragraph-rsid="00053cf5" style:font-name-asian="Ubuntu2" style:font-name-complex="Ubuntu2"/>
    </style:style>
    <style:style style:name="P24" style:family="paragraph" style:parent-style-name="Standard" style:list-style-name="WWNum3">
      <style:paragraph-properties fo:margin-left="0.5in" fo:margin-right="0in" fo:margin-top="0in" fo:margin-bottom="0in" loext:contextual-spacing="true" fo:text-indent="-0.25in" style:auto-text-indent="false"/>
      <style:text-properties style:font-name="Ubuntu" officeooo:rsid="00053cf5" officeooo:paragraph-rsid="00053cf5" style:font-name-asian="Ubuntu2" style:font-name-complex="Ubuntu2"/>
    </style:style>
    <style:style style:name="P25" style:family="paragraph" style:parent-style-name="Standard" style:list-style-name="WWNum2">
      <style:paragraph-properties fo:margin-left="0.5in" fo:margin-right="0in" fo:margin-top="0in" fo:margin-bottom="0in" loext:contextual-spacing="true" fo:text-indent="-0.25in" style:auto-text-indent="false"/>
      <style:text-properties style:font-name="Ubuntu" officeooo:rsid="00053cf5" officeooo:paragraph-rsid="00053cf5" style:font-name-asian="Ubuntu2" style:font-name-complex="Ubuntu2"/>
    </style:style>
    <style:style style:name="P26" style:family="paragraph" style:parent-style-name="Standard" style:list-style-name="WWNum4">
      <style:paragraph-properties fo:margin-left="0.5in" fo:margin-right="0in" fo:margin-top="0in" fo:margin-bottom="0in" loext:contextual-spacing="true" fo:text-indent="-0.25in" style:auto-text-indent="false"/>
      <style:text-properties style:font-name="Ubuntu" style:font-name-asian="Ubuntu2" style:font-name-complex="Ubuntu2"/>
    </style:style>
    <style:style style:name="P27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  <style:text-properties style:font-name="Ubuntu" officeooo:rsid="00076b75" officeooo:paragraph-rsid="00076b75" style:font-name-asian="Ubuntu2" style:font-name-complex="Ubuntu2"/>
    </style:style>
    <style:style style:name="P28" style:family="paragraph" style:parent-style-name="Standard" style:list-style-name="WWNum3">
      <style:paragraph-properties fo:margin-left="0.5in" fo:margin-right="0in" fo:margin-top="0in" fo:margin-bottom="0in" loext:contextual-spacing="true" fo:text-indent="-0.25in" style:auto-text-indent="false"/>
      <style:text-properties style:font-name="Ubuntu" officeooo:rsid="00076b75" officeooo:paragraph-rsid="00076b75" style:font-name-asian="Ubuntu2" style:font-name-complex="Ubuntu2"/>
    </style:style>
    <style:style style:name="P29" style:family="paragraph" style:parent-style-name="Standard" style:list-style-name="WWNum2">
      <style:paragraph-properties fo:margin-left="0.5in" fo:margin-right="0in" fo:margin-top="0in" fo:margin-bottom="0in" loext:contextual-spacing="true" fo:text-indent="-0.25in" style:auto-text-indent="false"/>
      <style:text-properties style:font-name="Ubuntu" officeooo:rsid="00076b75" officeooo:paragraph-rsid="00076b75" style:font-name-asian="Ubuntu2" style:font-name-complex="Ubuntu2"/>
    </style:style>
    <style:style style:name="P30" style:family="paragraph" style:parent-style-name="Standard" style:list-style-name="WWNum3">
      <style:paragraph-properties fo:margin-top="0in" fo:margin-bottom="0in" loext:contextual-spacing="true"/>
      <style:text-properties style:font-name="Ubuntu" officeooo:rsid="00053cf5" officeooo:paragraph-rsid="00053cf5" style:font-name-asian="Ubuntu2" style:font-name-complex="Ubuntu2"/>
    </style:style>
    <style:style style:name="P31" style:family="paragraph" style:parent-style-name="Text_20_body" style:list-style-name="L2">
      <style:paragraph-properties fo:margin-top="0in" fo:margin-bottom="0in" loext:contextual-spacing="false" fo:line-height="138%" style:writing-mode="lr-tb"/>
      <style:text-properties fo:font-variant="normal" fo:text-transform="none" fo:color="#333333" style:text-line-through-style="none" style:text-line-through-type="none" style:font-name="Ubuntu1" fo:font-size="11pt" fo:font-style="normal" style:text-underline-style="none" fo:font-weight="normal" style:text-blinking="false" fo:background-color="transparent" style:font-size-asian="11pt" style:font-size-complex="11pt"/>
    </style:style>
    <style:style style:name="P32" style:family="paragraph" style:parent-style-name="Text_20_body" style:list-style-name="L2">
      <style:paragraph-properties fo:margin-top="0in" fo:margin-bottom="0in" loext:contextual-spacing="false"/>
      <style:text-properties fo:font-variant="normal" fo:text-transform="none" fo:color="#333333" style:text-line-through-style="none" style:text-line-through-type="none" style:font-name="Ubuntu1" fo:font-size="11pt" fo:font-style="normal" style:text-underline-style="none" fo:font-weight="normal" officeooo:rsid="00071be0" officeooo:paragraph-rsid="00071be0" style:text-blinking="false" fo:background-color="transparent" style:font-name-asian="Ubuntu2" style:font-size-asian="11pt" style:font-style-asian="normal" style:font-name-complex="Ubuntu2" style:font-size-complex="11pt" style:font-style-complex="normal"/>
    </style:style>
    <style:style style:name="P33" style:family="paragraph" style:parent-style-name="Text_20_body" style:list-style-name="L2">
      <style:paragraph-properties fo:margin-top="0.0417in" fo:margin-bottom="0in" loext:contextual-spacing="false" fo:line-height="138%" style:writing-mode="lr-tb"/>
      <style:text-properties fo:font-variant="normal" fo:text-transform="none" fo:color="#333333" style:text-line-through-style="none" style:text-line-through-type="none" style:font-name="Ubuntu1" fo:font-size="11pt" fo:font-style="normal" style:text-underline-style="none" fo:font-weight="normal" style:text-blinking="false" fo:background-color="transparent" style:font-size-asian="11pt" style:font-size-complex="11pt"/>
    </style:style>
    <style:style style:name="P34" style:family="paragraph" style:parent-style-name="Text_20_body" style:list-style-name="L2">
      <style:paragraph-properties fo:margin-top="0.0417in" fo:margin-bottom="0in" loext:contextual-spacing="false" fo:line-height="138%" style:writing-mode="lr-tb"/>
      <style:text-properties fo:font-variant="normal" fo:text-transform="none" fo:color="#333333" style:text-line-through-style="none" style:text-line-through-type="none" style:font-name="Ubuntu1" fo:font-size="11pt" fo:font-style="normal" style:text-underline-style="none" fo:font-weight="normal" officeooo:rsid="00076b75" officeooo:paragraph-rsid="00076b75" style:text-blinking="false" fo:background-color="transparent" style:font-size-asian="11pt" style:font-size-complex="11pt"/>
    </style:style>
    <style:style style:name="T1" style:family="text">
      <style:text-properties fo:color="#cd003a" style:font-name="Ubuntu" fo:font-size="14pt" fo:font-weight="bold" style:font-name-asian="Ubuntu2" style:font-size-asian="14pt" style:font-weight-asian="bold" style:font-name-complex="Ubuntu2" style:font-size-complex="14pt"/>
    </style:style>
    <style:style style:name="T2" style:family="text">
      <style:text-properties fo:color="#cd003a" style:font-name="Ubuntu" fo:font-size="14pt" fo:font-weight="bold" officeooo:rsid="00076b75" style:font-name-asian="Ubuntu2" style:font-size-asian="14pt" style:font-weight-asian="bold" style:font-name-complex="Ubuntu2" style:font-size-complex="14pt"/>
    </style:style>
    <style:style style:name="T3" style:family="text">
      <style:text-properties fo:color="#cd003a" style:font-name="Ubuntu" fo:font-size="14pt" fo:font-style="italic" fo:font-weight="bold" officeooo:rsid="00076b75" style:font-name-asian="Ubuntu2" style:font-size-asian="14pt" style:font-style-asian="italic" style:font-weight-asian="bold" style:font-name-complex="Ubuntu2" style:font-size-complex="14pt"/>
    </style:style>
    <style:style style:name="T4" style:family="text">
      <style:text-properties style:font-name="Ubuntu" officeooo:rsid="00053cf5" style:font-name-asian="Ubuntu2" style:font-name-complex="Ubuntu2"/>
    </style:style>
    <style:style style:name="T5" style:family="text">
      <style:text-properties style:font-name="Ubuntu" fo:font-style="italic" fo:background-color="transparent" loext:char-shading-value="0" style:font-name-asian="Ubuntu2" style:font-style-asian="italic" style:font-name-complex="Ubuntu2"/>
    </style:style>
    <style:style style:name="T6" style:family="text">
      <style:text-properties style:font-name="Ubuntu" fo:background-color="transparent" loext:char-shading-value="0" style:font-name-asian="Ubuntu2" style:font-name-complex="Ubuntu2"/>
    </style:style>
    <style:style style:name="T7" style:family="text">
      <style:text-properties style:text-line-through-style="solid" style:text-line-through-type="single"/>
    </style:style>
    <style:style style:name="T8" style:family="text">
      <style:text-properties officeooo:rsid="000635f2"/>
    </style:style>
    <style:style style:name="T9" style:family="text">
      <style:text-properties fo:background-color="#ffff00" loext:char-shading-value="0"/>
    </style:style>
    <style:style style:name="T10" style:family="text">
      <style:text-properties officeooo:rsid="00076b75"/>
    </style:style>
    <style:style style:name="T11" style:family="text">
      <style:text-properties fo:font-variant="normal" fo:text-transform="none" fo:color="#6a737d" style:font-name="Ubuntu" fo:letter-spacing="normal" fo:font-style="italic" fo:background-color="transparent" loext:char-shading-value="0" style:font-name-asian="Ubuntu2" style:font-style-asian="italic" style:font-name-complex="Ubuntu2"/>
    </style:style>
    <style:style style:name="T12" style:family="text">
      <style:text-properties fo:font-variant="normal" fo:text-transform="none" fo:color="#0366d6" style:text-line-through-style="none" style:text-line-through-type="none" style:font-name="apple-system" fo:font-size="12pt" fo:letter-spacing="normal" fo:font-style="normal" style:text-underline-style="none" fo:font-weight="normal" style:text-blinking="false" fo:background-color="transparent" loext:char-shading-value="0" style:font-name-asian="Ubuntu2" style:font-style-asian="italic" style:font-name-complex="Ubuntu2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">Projet#</text:span><text:span text:style-name="T2">2</text:span><text:span text:style-name="T1"> </text:span><text:span text:style-name="T3">Défi Intégration Simplon</text:span></text:p>
      <text:p text:style-name="P2"/>
      <text:p text:style-name="P1">Objectifs</text:p>
      <text:list xml:id="list4153217748643285469" text:style-name="WWNum1">
        <text:list-item>
          <text:p text:style-name="P23">Réaliser une maquette pour une page web.</text:p>
        </text:list-item>
        <text:list-item>
          <text:p text:style-name="P23">Utiliser HTML et CSS pour réaliser une page respectant une maquette.</text:p>
        </text:list-item>
        <text:list-item>
          <text:p text:style-name="P23">Versionner son travail sur un repo github.</text:p>
        </text:list-item>
        <text:list-item>
          <text:p text:style-name="P23">Publier une page sur internet.</text:p>
        </text:list-item>
        <text:list-item>
          <text:p text:style-name="P27">Travailler efficacement en équipe</text:p>
        </text:list-item>
      </text:list>
      <text:p text:style-name="P2"/>
      <text:p text:style-name="P1">Contexte</text:p>
      <text:p text:style-name="P14">Pour produire des pages web modernes, il faut disposer des outils adéquats : pour le volet technique mais aussi pour la gestion du projet. </text:p>
      <text:p text:style-name="P2"/>
      <text:p text:style-name="P1">Intention</text:p>
      <text:p text:style-name="P14">Apprendre à gérer un projet efficacement.</text:p>
      <text:p text:style-name="P2"/>
      <text:p text:style-name="P1">Compétence.s concernée.s</text:p>
      <text:list xml:id="list6561603000528512170" text:style-name="WWNum4">
        <text:list-item>
          <text:p text:style-name="P26">C1 : Maquetter une application</text:p>
        </text:list-item>
        <text:list-item>
          <text:p text:style-name="P26">C6: Développer des pages web<text:span text:style-name="T7"> en lien avec une base de données</text:span></text:p>
        </text:list-item>
      </text:list>
      <text:p text:style-name="P2"/>
      <text:p text:style-name="P1">Critères de réussite</text:p>
      <text:list xml:id="list1380743334848827087" text:style-name="WWNum3">
        <text:list-item>
          <text:p text:style-name="P24">La maquette respecte les contraintes exprimées.</text:p>
        </text:list-item>
        <text:list-item>
          <text:p text:style-name="P24">La page web est lisible sans feuille de style.</text:p>
        </text:list-item>
        <text:list-item>
          <text:p text:style-name="P30">Le projet est bien présent dans un repo github dont le lien est fourni par l’apprenant. </text:p>
        </text:list-item>
        <text:list-item>
          <text:p text:style-name="P24">Les différents commits réalisés correspondent bien aux différentes étapes du projet. </text:p>
        </text:list-item>
        <text:list-item>
          <text:p text:style-name="P24">L’adresse web de la page internet est fournie. </text:p>
        </text:list-item>
        <text:list-item>
          <text:p text:style-name="P24">La page internet est bien publique.</text:p>
        </text:list-item>
        <text:list-item>
          <text:p text:style-name="P24">La page est lisible sur plusieurs navigateurs. </text:p>
        </text:list-item>
        <text:list-item>
          <text:p text:style-name="P24">L’adresse web de la page internet se trouve bien dans le readme du repo github.</text:p>
        </text:list-item>
        <text:list-item>
          <text:p text:style-name="P24">La page internet correspond bien à la maquette réalisée.</text:p>
        </text:list-item>
        <text:list-item>
          <text:p text:style-name="P28">La page internet réalisée ressemble bien au modèle.</text:p>
        </text:list-item>
        <text:list-item>
          <text:p text:style-name="P28">Le Kaban est complet, détaillé et reflète bien le déroulement du projet. </text:p>
        </text:list-item>
        <text:list-item>
          <text:p text:style-name="P28">Le journal de bord est bien incrémenté chaque jour.</text:p>
        </text:list-item>
      </text:list>
      <text:p text:style-name="P2"/>
      <text:p text:style-name="P1">Livrable.s</text:p>
      <text:list xml:id="list7680218010550031135" text:style-name="WWNum2">
        <text:list-item>
          <text:p text:style-name="P25">Adresse du repo github.</text:p>
        </text:list-item>
        <text:list-item>
          <text:p text:style-name="P25">Adresse de la page internet.</text:p>
        </text:list-item>
        <text:list-item>
          <text:p text:style-name="P25">Maquette de la page internet au format papier.</text:p>
        </text:list-item>
        <text:list-item>
          <text:p text:style-name="P29">Kanban Board.</text:p>
        </text:list-item>
        <text:list-item>
          <text:p text:style-name="P29">Journal de bord.</text:p>
        </text:list-item>
      </text:list>
      <text:p text:style-name="P2"/>
      <text:p text:style-name="P9">DeadLine <text:span text:style-name="T9">01.01</text:span>.201<text:span text:style-name="T8">8</text:span></text:p>
      <text:p text:style-name="P4"/>
      <text:p text:style-name="P18"><text:span text:style-name="T6">A envoyer par mail :</text:span><text:span text:style-name="T5"> </text:span><text:span text:style-name="T11"> </text:span><text:a xlink:type="simple" xlink:href="https://github.com/SimplonSt-Gaudens/programme-web-dev-promo-2/wiki/simplon_stgau_formateurs@framalistes.org" text:style-name="Internet_20_link" text:visited-style-name="Visited_20_Internet_20_Link"><text:span text:style-name="T12">simplon_stgau_formateurs@framalistes.org</text:span></text:a></text:p>
      <text:p text:style-name="P2"/>
      <text:p text:style-name="P2">Travail <text:span text:style-name="T10">par trinôme</text:span>.</text:p>
      <text:p text:style-name="P2"/>
      <text:p text:style-name="P1">Réalisation attendues</text:p>
      <text:p text:style-name="P22"><text:soft-page-break/>Ce projet consiste à reproduire la page d’accueil du site simplon.co.</text:p>
      <text:p text:style-name="P10">Réaliser <text:s text:c="2"/>la <text:s text:c="2"/>maquette <text:s text:c="2"/>(wireframe) <text:s text:c="2"/>de <text:s text:c="2"/>votre <text:s text:c="2"/>page <text:s text:c="2"/>internet <text:s text:c="2"/>au <text:s text:c="2"/>format <text:s text:c="2"/>papier <text:s text:c="2"/>en <text:s text:c="2"/>respectant la <text:s/>demande suivante. </text:p>
      <text:p text:style-name="P21">Pour cela, décomposez aussi précisément que possible la page.</text:p>
      <text:p text:style-name="P11"/>
      <text:p text:style-name="P12"><text:span text:style-name="T13">Réaliser <text:s text:c="2"/>la <text:s text:c="2"/>page <text:s text:c="2"/>internet <text:s text:c="2"/>correspondant <text:s text:c="2"/>à <text:s text:c="2"/>votre <text:s text:c="2"/>maquette.</text:span></text:p>
      <text:p text:style-name="P12">Les <text:s/>fichiers <text:s/>de <text:s/>la <text:s/>page <text:s/>internet <text:s/>sont <text:s/>mis <text:s/>sur <text:s/>un <text:s/>dépôt <text:s/>GitHub <text:s/>personnel </text:p>
      <text:p text:style-name="P12"/>
      <text:p text:style-name="P19">Tenir un journal de bord.</text:p>
      <text:p text:style-name="P21">Chaque jour, chaque membre de l’équipe renseigne ce qu’il a effectué dans la journée. Ensuite, un mail est envoyé aux formateurs avec l’ensemble de ces informations.</text:p>
      <text:p text:style-name="P21"/>
      <text:p text:style-name="P19">Kanban.</text:p>
      <text:p text:style-name="P21">Avec l’outil de votre choix, constituez un Kanban qui vous servira à recenser les tâches à effectuer, leur répartition mais aussi leur avancement.</text:p>
      <text:p text:style-name="P5"><text:s/></text:p>
      <text:p text:style-name="P3">Publier <text:s/>une <text:s/>page <text:s/>internet </text:p>
      <text:p text:style-name="P16">Maintenant, vous savez faire.</text:p>
      <text:p text:style-name="P5"/>
      <text:p text:style-name="P8">Conseils</text:p>
      <text:list xml:id="list1875837581239777316" text:style-name="L2">
        <text:list-item>
          <text:p text:style-name="P32"><text:bookmark text:name="docs-internal-guid-0c81bf79-da8d-d020-2bf7-ab8cf2ac3014"/>Faire des synchronisations régulières que vous fixez à l'avance</text:p>
        </text:list-item>
        <text:list-item>
          <text:p text:style-name="P31">Prendre le temps de bien se répartir le travail</text:p>
        </text:list-item>
        <text:list-item>
          <text:p text:style-name="P31">Aider les autres</text:p>
        </text:list-item>
        <text:list-item>
          <text:p text:style-name="P31">Garder son calme et rester professionnel</text:p>
        </text:list-item>
        <text:list-item>
          <text:p text:style-name="P31">Bien définir les tâches de chacun</text:p>
        </text:list-item>
        <text:list-item>
          <text:p text:style-name="P33">Jouer collectif, seul vous n'irez pas loin</text:p>
        </text:list-item>
        <text:list-item>
          <text:p text:style-name="P34">N’oubliez pas que vous avez d’autres exercices et projets à rendre</text:p>
        </text:list-item>
      </text:list>
      <text:p text:style-name="P6"/>
      <text:p text:style-name="P6"/>
      <text:p text:style-name="P7">Bonus</text:p>
      <text:p text:style-name="P16">Comment intégrer l’animation de chargement de la page ?</text:p>
      <text:p text:style-name="P16">Comment procéder pour que la réalisation des autres pages du site soit plus facile 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Ubuntu1" svg:font-family="Ubuntu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Arial" svg:font-family="Arial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Ubuntu2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fo:background-color="#ffffff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solid" draw:fill-color="#ffffff"/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background-color="#ffffff" fo:padding="0in" fo:border="none" fo:keep-with-next="auto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Ubuntu" fo:font-family="Ubuntu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Ubuntu" fo:font-family="Ubuntu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Ubuntu" fo:font-family="Ubuntu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Ubuntu" fo:font-family="Ubuntu" style:font-family-generic="roman" style:font-pitch="variable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1-09T11:55:25.875306643</dc:date>
    <meta:editing-duration>PT28M50S</meta:editing-duration>
    <meta:editing-cycles>4</meta:editing-cycles>
    <meta:document-statistic meta:table-count="0" meta:image-count="0" meta:object-count="0" meta:page-count="2" meta:paragraph-count="60" meta:word-count="473" meta:character-count="2860" meta:non-whitespace-character-count="2412"/>
  </office:meta>
</office:document-meta>
</file>